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GB">
      <number:number number:decimal-places="0" loext:min-decimal-places="0" number:min-integer-digits="1"/>
    </number:number-style>
    <style:style style:name="ce1" style:family="table-cell" style:parent-style-name="Default" style:data-style-name="N10114"/>
    <style:style style:name="ce2" style:family="table-cell" style:parent-style-name="Default" style:data-style-name="N10112"/>
    <style:style style:name="ce3" style:family="table-cell" style:parent-style-name="Default" style:data-style-name="N10001"/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1024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n</text:p>
          </table:table-cell>
          <table:table-cell table:number-columns-repeated="2"/>
          <table:table-cell office:value-type="string" calcext:value-type="string">
            <text:p>BR</text:p>
          </table:table-cell>
          <table:table-cell/>
          <table:table-cell office:value-type="string" calcext:value-type="string">
            <text:p>Eff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D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 cut</text:p>
          </table:table-cell>
          <table:table-cell office:value-type="float" office:value="0.0233" calcext:value-type="float">
            <text:p>0.02330</text:p>
          </table:table-cell>
          <table:table-cell/>
          <table:table-cell office:value-type="string" calcext:value-type="string">
            <text:p>jpsi</text:p>
          </table:table-cell>
          <table:table-cell office:value-type="float" office:value="0.05961" calcext:value-type="float">
            <text:p>0.05961</text:p>
          </table:table-cell>
          <table:table-cell/>
          <table:table-cell office:value-type="float" office:value="0.12" calcext:value-type="float">
            <text:p>0.12000</text:p>
          </table:table-cell>
          <table:table-cell table:number-columns-repeated="2"/>
          <table:table-cell table:formula="of:=[.C7]*[.$F$7]*[.$H$7]/(([.$F$8]*[.$H$8])-([.$F$9]*[.$H$9]*[.$F$7]*[.C7]))" office:value-type="float" office:value="0.138591142295737" calcext:value-type="float">
            <text:p>0.13859</text:p>
          </table:table-cell>
          <table:table-cell/>
          <table:table-cell table:formula="of:=[.K7]*[.$F$9]*[.$H$9]/[.$H$7]" office:value-type="float" office:value="0.0510569768217494" calcext:value-type="float">
            <text:p>0.051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t cut</text:p>
          </table:table-cell>
          <table:table-cell office:value-type="float" office:value="0.0242" calcext:value-type="float">
            <text:p>0.02420</text:p>
          </table:table-cell>
          <table:table-cell/>
          <table:table-cell office:value-type="string" calcext:value-type="string">
            <text:p>psi‘</text:p>
          </table:table-cell>
          <table:table-cell office:value-type="float" office:value="0.008" calcext:value-type="float">
            <text:p>0.00800</text:p>
          </table:table-cell>
          <table:table-cell/>
          <table:table-cell office:value-type="float" office:value="0.158" calcext:value-type="float">
            <text:p>0.15800</text:p>
          </table:table-cell>
          <table:table-cell table:number-columns-repeated="2"/>
          <table:table-cell table:formula="of:=[.C8]*[.$F$7]*[.$H$7]/(([.$F$8]*[.$H$8])-([.$F$9]*[.$H$9]*[.$F$7]*[.C8]))" office:value-type="float" office:value="0.1442288903673" calcext:value-type="float">
            <text:p>0.14423</text:p>
          </table:table-cell>
          <table:table-cell/>
          <table:table-cell table:formula="of:=[.K8]*[.$F$9]*[.$H$9]/[.$H$7]" office:value-type="float" office:value="0.0531339232113133" calcext:value-type="float">
            <text:p>0.05313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ecay</text:p>
          </table:table-cell>
          <table:table-cell office:value-type="float" office:value="0.614" calcext:value-type="float">
            <text:p>0.61400</text:p>
          </table:table-cell>
          <table:table-cell/>
          <table:table-cell office:value-type="float" office:value="0.072" calcext:value-type="float">
            <text:p>0.0720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sigma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veto</text:p>
          </table:table-cell>
          <table:table-cell office:value-type="string" calcext:value-type="string">
            <text:p>delta Y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Eff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table:formula="of:=[.G15]/((1+[.E15]+[.F15])*[.H7]*[.F7]*[.H15]*[.I15]*[.J15])/1000" office:value-type="float" office:value="2.56143896174595" calcext:value-type="float">
            <text:p>2.561</text:p>
          </table:table-cell>
          <table:table-cell/>
          <table:table-cell table:formula="of:=5.3/100" office:value-type="float" office:value="0.053" calcext:value-type="float">
            <text:p>0.05300</text:p>
          </table:table-cell>
          <table:table-cell table:formula="of:=5.1/100" office:value-type="float" office:value="0.051" calcext:value-type="float">
            <text:p>0.05100</text:p>
          </table:table-cell>
          <table:table-cell table:style-name="ce3" office:value-type="float" office:value="21734" calcext:value-type="float">
            <text:p>21734</text:p>
          </table:table-cell>
          <table:table-cell table:formula="of:=216+538" office:value-type="float" office:value="754" calcext:value-type="float">
            <text:p>754.00000</text:p>
          </table:table-cell>
          <table:table-cell table:formula="of:=95/100" office:value-type="float" office:value="0.95" calcext:value-type="float">
            <text:p>0.95000</text:p>
          </table:table-cell>
          <table:table-cell table:formula="of:=1.5" office:value-type="float" office:value="1.5" calcext:value-type="float">
            <text:p>1.50000</text:p>
          </table:table-cell>
          <table:table-cell office:value-type="float" office:value="0.05961" calcext:value-type="float">
            <text:p>0.05961</text:p>
          </table:table-cell>
          <table:table-cell office:value-type="float" office:value="0.12" calcext:value-type="float">
            <text:p>0.1200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table:formula="of:=SQRT([.E16]*[.E16]+[.F16]*[.F16]+[.G16]*[.G16])*[.C15]" office:value-type="float" office:value="0.0228636771224217" calcext:value-type="float">
            <text:p>0.023</text:p>
          </table:table-cell>
          <table:table-cell table:number-columns-repeated="3"/>
          <table:table-cell table:formula="of:=194/[.G15]" office:value-type="float" office:value="0.00892610656114843" calcext:value-type="float">
            <text:p>0.00893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111" number:language="en" number:country="GB">
      <number:number number:decimal-places="1" loext:min-decimal-places="1" number:min-integer-digits="1"/>
    </number:number-style>
    <number:number-style style:name="N10112" number:language="en" number:country="GB">
      <number:number number:decimal-places="3" loext:min-decimal-places="3" number:min-integer-digits="1"/>
    </number:number-style>
    <number:number-style style:name="N10113" number:language="en" number:country="GB">
      <number:number number:decimal-places="4" loext:min-decimal-places="4" number:min-integer-digits="1"/>
    </number:number-style>
    <number:number-style style:name="N10114" number:language="en" number:country="GB">
      <number:number number:decimal-places="5" loext:min-decimal-places="5" number:min-integer-digits="1"/>
    </number:number-style>
    <number:number-style style:name="N10115" number:language="en" number:country="GB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.00.0000</text:date>, <text:time style:data-style-name="N2" text:time-value="02:23:26.26482556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2:45:18.091325882</meta:creation-date>
    <dc:date>2019-04-30T02:38:18.310655325</dc:date>
    <meta:editing-duration>PT6H7M37S</meta:editing-duration>
    <meta:editing-cycles>3</meta:editing-cycles>
    <meta:generator>LibreOffice/5.1.6.2$Linux_X86_64 LibreOffice_project/10m0$Build-2</meta:generator>
    <meta:document-statistic meta:table-count="1" meta:cell-count="42" meta:object-count="0"/>
  </office:meta>
</office:document-meta>
</file>